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4" style:family="graphic" style:parent-style-name="standard">
      <style:graphic-properties draw:stroke="none" svg:stroke-color="#000000" draw:fill="none" draw:fill-color="#ffffff" fo:min-height="0.756cm"/>
    </style:style>
    <style:style style:name="gr5" style:family="graphic" style:parent-style-name="standard">
      <style:graphic-properties draw:stroke="none" svg:stroke-color="#000000" draw:fill="none" draw:fill-color="#ffffff" fo:min-height="2.23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816cm"/>
    </style:style>
    <style:style style:name="gr10" style:family="graphic" style:parent-style-name="standard">
      <style:graphic-properties draw:stroke="none" svg:stroke-color="#000000" draw:fill="none" draw:fill-color="#ffffff" fo:min-height="1.271cm"/>
    </style:style>
    <style:style style:name="gr11" style:family="graphic" style:parent-style-name="standard">
      <style:graphic-properties draw:stroke="none" draw:stroke-dash="Ultrafine_20_2_20_Dots_20_3_20_Dashes" svg:stroke-color="#000000" draw:fill="none" draw:fill-color="#ffffff" fo:min-height="3.053cm"/>
    </style:style>
    <style:style style:name="gr12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3" style:family="graphic" style:parent-style-name="standard">
      <style:graphic-properties draw:stroke="none" draw:stroke-dash="Ultrafine_20_2_20_Dots_20_3_20_Dashes" svg:stroke-color="#000000" draw:fill="none" draw:fill-color="#ffffff" fo:min-height="2.086cm"/>
    </style:style>
    <style:style style:name="gr14" style:family="graphic" style:parent-style-name="standard">
      <style:graphic-properties draw:stroke="none" draw:stroke-dash="Ultrafine_20_2_20_Dots_20_3_20_Dashes" svg:stroke-color="#000000" draw:fill="none" draw:fill-color="#ffffff" fo:min-height="2.646cm"/>
    </style:style>
    <style:style style:name="gr15" style:family="graphic" style:parent-style-name="standard">
      <style:graphic-properties draw:stroke="solid" draw:stroke-dash="Ultrafine_20_2_20_Dots_20_3_20_Dashes" draw:marker-start="Arrow" draw:marker-start-width="0.3cm" draw:marker-end="Arrow" draw:marker-end-width="0.3cm" draw:textarea-vertical-align="middle"/>
    </style:style>
    <style:style style:name="gr16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7" style:family="graphic" style:parent-style-name="standard">
      <style:graphic-properties draw:stroke="none" draw:stroke-dash="Ultrafine_20_2_20_Dots_20_3_20_Dashes" svg:stroke-color="#000000" draw:fill="none" draw:fill-color="#ffffff" fo:min-height="1.882cm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765cm" svg:height="8.934cm" svg:x="6.289cm" svg:y="14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96cm" svg:height="1.58cm" svg:x="3.265cm" svg:y="4.88cm">
          <text:p text:style-name="P1">PIC</text:p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26cm" svg:height="2.611cm" svg:x="8.866cm" svg:y="8.35cm">
          <text:p text:style-name="P1">GPSr</text:p>
          <text:p text:style-name="P1">PIC</text:p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32cm" svg:height="3.092cm" svg:x="8.247cm" svg:y="20.034cm">
          <text:p text:style-name="P1">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96cm" svg:height="1.58cm" svg:x="9.14cm" svg:y="17.181cm">
          <text:p text:style-name="P1">PIC</text:p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96cm" svg:height="1.58cm" svg:x="14.879cm" svg:y="4.845cm">
          <text:p text:style-name="P1">PIC</text:p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669cm" svg:height="1.168cm" svg:x="8.66cm" svg:y="7.526cm">
          <draw:text-box>
            <text:p>Mobile Unit</text:p>
          </draw:text-box>
        </draw:frame>
        <draw:frame draw:style-name="gr4" draw:layer="layout" svg:width="5.223cm" svg:height="2.384cm" svg:x="3.264cm" svg:y="2.647cm">
          <draw:text-box>
            <text:p>Fixed</text:p>
            <text:p>Receiver</text:p>
            <text:p>1</text:p>
          </draw:text-box>
        </draw:frame>
        <draw:frame draw:style-name="gr4" draw:layer="layout" svg:width="5.223cm" svg:height="2.384cm" svg:x="14.879cm" svg:y="2.509cm">
          <draw:text-box>
            <text:p>Fixed</text:p>
            <text:p>Receiver</text:p>
            <text:p>2</text:p>
          </draw:text-box>
        </draw:frame>
        <draw:frame draw:style-name="gr4" draw:layer="layout" svg:width="5.223cm" svg:height="2.384cm" svg:x="9.106cm" svg:y="14.914cm">
          <draw:text-box>
            <text:p>Fixed</text:p>
            <text:p>Receiver</text:p>
            <text:p>3</text:p>
          </draw:text-box>
        </draw:frame>
        <draw:frame draw:style-name="gr5" draw:layer="layout" svg:width="6.082cm" svg:height="2.483cm" svg:x="14.192cm" svg:y="19.827cm">
          <draw:text-box>
            <text:p>Fixed Control</text:p>
            <text:p>Position</text:p>
          </draw:text-box>
        </draw:frame>
        <draw:line draw:style-name="gr6" draw:text-style-name="P1" draw:layer="layout" svg:x1="10.859cm" svg:y1="20.033cm" svg:x2="10.824cm" svg:y2="18.762cm">
          <text:p/>
        </draw:line>
        <draw:line draw:style-name="gr6" draw:text-style-name="P1" draw:layer="layout" svg:x1="9.622cm" svg:y1="18.762cm" svg:x2="9.622cm" svg:y2="20.067cm">
          <text:p/>
        </draw:line>
        <draw:line draw:style-name="gr6" draw:text-style-name="P1" draw:layer="layout" svg:x1="4.261cm" svg:y1="6.563cm" svg:x2="8.488cm" svg:y2="20.067cm">
          <text:p/>
        </draw:line>
        <draw:line draw:style-name="gr6" draw:text-style-name="P1" draw:layer="layout" svg:x1="16.15cm" svg:y1="6.495cm" svg:x2="12.508cm" svg:y2="20.239cm">
          <text:p/>
        </draw:line>
        <draw:line draw:style-name="gr6" draw:text-style-name="P1" draw:layer="layout" svg:x1="10.79cm" svg:y1="14.329cm" svg:x2="10.687cm" svg:y2="10.996cm">
          <text:p/>
        </draw:line>
        <draw:frame draw:style-name="gr7" draw:layer="layout" svg:width="1.984cm" svg:height="2.384cm" svg:x="3.402cm" svg:y="10.104cm">
          <draw:text-box>
            <text:p>I2C</text:p>
            <text:p>RSSI</text:p>
            <text:p>Stats</text:p>
          </draw:text-box>
        </draw:frame>
        <draw:frame draw:style-name="gr8" draw:layer="layout" svg:width="1.984cm" svg:height="2.384cm" svg:x="15.05cm" svg:y="10.996cm">
          <draw:text-box>
            <text:p>I2C</text:p>
            <text:p>RSSI</text:p>
            <text:p>Stats</text:p>
          </draw:text-box>
        </draw:frame>
        <draw:frame draw:style-name="gr8" draw:text-style-name="P2" draw:layer="layout" svg:width="1.319cm" svg:height="1.433cm" svg:x="8.281cm" svg:y="18.727cm">
          <draw:text-box>
            <text:p text:style-name="P2"><text:span text:style-name="T1">I2C</text:span></text:p>
            <text:p text:style-name="P2"><text:span text:style-name="T1">RSSI</text:span></text:p>
            <text:p text:style-name="P2"><text:span text:style-name="T1">Stats</text:span></text:p>
          </draw:text-box>
        </draw:frame>
        <draw:frame draw:style-name="gr8" draw:text-style-name="P2" draw:layer="layout" svg:width="2.297cm" svg:height="1.827cm" svg:x="11.03cm" svg:y="18.11cm">
          <draw:text-box>
            <text:p text:style-name="P2"><text:span text:style-name="T1">I2C</text:span></text:p>
            <text:p text:style-name="P2"><text:span text:style-name="T1">GPS</text:span></text:p>
            <text:p text:style-name="P2"><text:span text:style-name="T1">MiWi</text:span></text:p>
            <text:p text:style-name="P2"><text:span text:style-name="T1">Commands</text:span></text:p>
          </draw:text-box>
        </draw:frame>
        <draw:frame draw:style-name="gr8" draw:text-style-name="P3" draw:layer="layout" svg:width="3.194cm" svg:height="2.471cm" svg:x="10.995cm" svg:y="11.34cm">
          <draw:text-box>
            <text:p text:style-name="P3"><text:span text:style-name="T2">Wireless</text:span></text:p>
            <text:p text:style-name="P3"><text:span text:style-name="T2">Link:</text:span></text:p>
            <text:p text:style-name="P3"><text:span text:style-name="T2">GPS/MiWi</text:span></text:p>
            <text:p text:style-name="P3"><text:span text:style-name="T2">Commands</text:span></text:p>
          </draw:text-box>
        </draw:frame>
        <draw:frame draw:style-name="gr8" draw:text-style-name="P3" draw:layer="layout" svg:width="3.859cm" svg:height="1.361cm" svg:x="6.186cm" svg:y="11.032cm">
          <draw:text-box>
            <text:p text:style-name="P3"><text:span text:style-name="T2">Wireless Link:</text:span></text:p>
            <text:p text:style-name="P3"><text:span text:style-name="T2">GPS Data</text:span></text:p>
          </draw:text-box>
        </draw:frame>
        <draw:frame draw:style-name="gr8" draw:text-style-name="P3" draw:layer="layout" svg:width="3.859cm" svg:height="1.361cm" svg:x="10.688cm" svg:y="6.154cm">
          <draw:text-box>
            <text:p text:style-name="P3"><text:span text:style-name="T2">Wireless Link:</text:span></text:p>
            <text:p text:style-name="P3"><text:span text:style-name="T2">GPS Data</text:span></text:p>
          </draw:text-box>
        </draw:frame>
        <draw:frame draw:style-name="gr8" draw:text-style-name="P3" draw:layer="layout" svg:width="3.859cm" svg:height="1.361cm" svg:x="6.048cm" svg:y="5.741cm">
          <draw:text-box>
            <text:p text:style-name="P3"><text:span text:style-name="T2">Wireless Link:</text:span></text:p>
            <text:p text:style-name="P3"><text:span text:style-name="T2">GPS Data</text:span></text:p>
          </draw:text-box>
        </draw:frame>
        <draw:line draw:style-name="gr6" draw:text-style-name="P1" draw:layer="layout" svg:x1="11.924cm" svg:y1="8.625cm" svg:x2="14.948cm" svg:y2="6.46cm">
          <text:p/>
        </draw:line>
        <draw:line draw:style-name="gr6" draw:text-style-name="P1" draw:layer="layout" svg:x1="8.728cm" svg:y1="8.591cm" svg:x2="5.189cm" svg:y2="6.357cm">
          <text:p/>
        </draw:line>
        <draw:line draw:style-name="gr6" draw:text-style-name="P1" draw:layer="layout" svg:x1="10cm" svg:y1="10.996cm" svg:x2="10.068cm" svg:y2="14.398cm">
          <text:p/>
        </draw:line>
      </draw:page>
      <draw:page draw:name="page2" draw:style-name="dp1" draw:master-page-name="Default">
        <draw:frame draw:style-name="gr9" draw:layer="layout" svg:width="8.9cm" svg:height="1.066cm" svg:x="6.013cm" svg:y="2.302cm">
          <draw:text-box>
            <text:p>Receiver Module Architecture</text:p>
          </draw:text-box>
        </draw:frame>
        <draw:custom-shape draw:style-name="gr2" draw:text-style-name="P1" draw:layer="layout" svg:width="8.59cm" svg:height="4.226cm" svg:x="6.701cm" svg:y="18.487cm">
          <text:p text:style-name="P1">MiW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59cm" svg:height="3.092cm" svg:x="6.77cm" svg:y="11.34cm">
          <text:p text:style-name="P1">P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9cm" svg:height="3.299cm" svg:x="6.425cm" svg:y="4.948cm">
          <text:p text:style-name="P1">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2.852cm" svg:y1="18.452cm" svg:x2="12.748cm" svg:y2="14.432cm">
          <text:p/>
        </draw:line>
        <draw:line draw:style-name="gr6" draw:text-style-name="P1" draw:layer="layout" svg:x1="12.714cm" svg:y1="11.305cm" svg:x2="12.68cm" svg:y2="8.247cm">
          <text:p/>
        </draw:line>
        <draw:line draw:style-name="gr6" draw:text-style-name="P1" draw:layer="layout" svg:x1="9.862cm" svg:y1="8.178cm" svg:x2="9.93cm" svg:y2="11.339cm">
          <text:p/>
        </draw:line>
        <draw:line draw:style-name="gr6" draw:text-style-name="P1" draw:layer="layout" svg:x1="9.381cm" svg:y1="14.535cm" svg:x2="9.381cm" svg:y2="18.452cm">
          <text:p/>
        </draw:line>
        <draw:frame draw:style-name="gr10" draw:layer="layout" svg:width="6.186cm" svg:height="1.673cm" svg:x="13.125cm" svg:y="16.013cm">
          <draw:text-box>
            <text:p>RSSI and</text:p>
            <text:p>Data (GPS Data)</text:p>
          </draw:text-box>
        </draw:frame>
        <draw:frame draw:style-name="gr8" draw:layer="layout" svg:width="4.799cm" svg:height="2.384cm" svg:x="4.708cm" svg:y="15.635cm">
          <draw:text-box>
            <text:p>Commands</text:p>
            <text:p>To Transmit</text:p>
            <text:p>(for module #3)</text:p>
          </draw:text-box>
        </draw:frame>
        <draw:frame draw:style-name="gr8" draw:layer="layout" svg:width="4.799cm" svg:height="2.384cm" svg:x="4.812cm" svg:y="8.591cm">
          <draw:text-box>
            <text:p>Commands</text:p>
            <text:p>To Transmit</text:p>
            <text:p>(for module #3)</text:p>
          </draw:text-box>
        </draw:frame>
        <draw:frame draw:style-name="gr10" draw:layer="layout" svg:width="6.186cm" svg:height="1.673cm" svg:x="12.988cm" svg:y="9.039cm">
          <draw:text-box>
            <text:p>RSSI Statitsics and</text:p>
            <text:p>Data (GPS Data)</text:p>
          </draw:text-box>
        </draw:frame>
      </draw:page>
      <draw:page draw:name="page3" draw:style-name="dp1" draw:master-page-name="Default">
        <draw:frame draw:style-name="gr11" draw:text-style-name="P4" draw:layer="layout" svg:width="14.043cm" svg:height="3.303cm" svg:x="2.189cm" svg:y="2.188cm">
          <draw:text-box>
            <text:p>Within the ARM Board</text:p>
          </draw:text-box>
        </draw:frame>
        <draw:rect draw:style-name="gr12" draw:text-style-name="P5" draw:layer="layout" svg:width="17.623cm" svg:height="18.479cm" svg:x="2.341cm" svg:y="6.055cm">
          <text:p/>
        </draw:rect>
        <draw:rect draw:style-name="gr12" draw:text-style-name="P5" draw:layer="layout" svg:width="8.446cm" svg:height="2.391cm" svg:x="2.342cm" svg:y="6.056cm">
          <text:p/>
        </draw:rect>
        <draw:frame draw:style-name="gr13" draw:text-style-name="P4" draw:layer="layout" svg:width="6.615cm" svg:height="2.336cm" svg:x="3.003cm" svg:y="6.564cm">
          <draw:text-box>
            <text:p>I2C Communications</text:p>
          </draw:text-box>
        </draw:frame>
        <draw:rect draw:style-name="gr12" draw:text-style-name="P5" draw:layer="layout" svg:width="6.36cm" svg:height="3.766cm" svg:x="3.425cm" svg:y="12.654cm">
          <text:p/>
        </draw:rect>
        <draw:frame draw:style-name="gr14" draw:text-style-name="P4" draw:layer="layout" svg:width="4.579cm" svg:height="2.896cm" svg:x="4.596cm" svg:y="13.621cm">
          <draw:text-box>
            <text:p>Position Calculator</text:p>
          </draw:text-box>
        </draw:frame>
        <draw:line draw:style-name="gr15" draw:text-style-name="P5" draw:layer="layout" svg:x1="6.014cm" svg:y1="12.577cm" svg:x2="5.954cm" svg:y2="8.447cm">
          <text:p/>
        </draw:line>
        <draw:rect draw:style-name="gr16" draw:text-style-name="P5" draw:layer="layout" svg:width="6.36cm" svg:height="1.78cm" svg:x="3.34cm" svg:y="19.977cm">
          <text:p text:style-name="P1"><text:span text:style-name="T3">SD Card Filesystem</text:span></text:p>
        </draw:rect>
        <draw:rect draw:style-name="gr12" draw:text-style-name="P5" draw:layer="layout" svg:width="6.513cm" svg:height="2.9cm" svg:x="12.554cm" svg:y="13.694cm">
          <text:p/>
        </draw:rect>
        <draw:rect draw:style-name="gr16" draw:text-style-name="P5" draw:layer="layout" svg:width="6.513cm" svg:height="3.053cm" svg:x="12.45cm" svg:y="17.002cm">
          <text:p text:style-name="P1"><text:span text:style-name="T3">LCD Display Handler</text:span></text:p>
        </draw:rect>
        <draw:frame draw:style-name="gr17" draw:text-style-name="P4" draw:layer="layout" svg:width="5.444cm" svg:height="2.132cm" svg:x="13.398cm" svg:y="14.575cm">
          <draw:text-box>
            <text:p>Web Server</text:p>
          </draw:text-box>
        </draw:frame>
        <draw:line draw:style-name="gr18" draw:text-style-name="P1" draw:layer="layout" svg:x1="12.508cm" svg:y1="15.051cm" svg:x2="6.46cm" svg:y2="20.033cm">
          <text:p/>
        </draw:line>
        <draw:line draw:style-name="gr18" draw:text-style-name="P1" draw:layer="layout" svg:x1="12.405cm" svg:y1="18.556cm" svg:x2="6.46cm" svg:y2="19.999cm">
          <text:p/>
        </draw:line>
        <draw:frame draw:style-name="gr8" draw:layer="layout" svg:width="2.551cm" svg:height="0.962cm" svg:x="6.838cm" svg:y="17.249cm">
          <draw:text-box>
            <text:p>File I/O</text:p>
          </draw:text-box>
        </draw:frame>
        <draw:line draw:style-name="gr18" draw:text-style-name="P1" draw:layer="layout" svg:x1="6.22cm" svg:y1="16.356cm" svg:x2="6.22cm" svg:y2="20.068cm">
          <text:p/>
        </draw:line>
        <draw:frame draw:style-name="gr8" draw:layer="layout" svg:width="6.361cm" svg:height="1.673cm" svg:x="6.46cm" svg:y="9.278cm">
          <draw:text-box>
            <text:p>Receive Data</text:p>
            <text:p>Transmit Commands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ch Davis</meta:initial-creator>
    <meta:creation-date>2012-01-31T22:03:39</meta:creation-date>
    <dc:date>2012-01-31T22:51:09</dc:date>
    <dc:creator>Mitch Davis</dc:creator>
    <meta:editing-duration>PT32M20S</meta:editing-duration>
    <meta:editing-cycles>3</meta:editing-cycles>
    <meta:generator>LibreOffice/3.4$Unix LibreOffice_project/340m1$Build-402</meta:generator>
    <meta:document-statistic meta:object-count="55"/>
  </office:meta>
</office:document-meta>
</file>